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1.1458in"/>
    </style:style>
    <style:style style:name="TableColumn15" style:family="table-column">
      <style:table-column-properties style:column-width="5.1111in"/>
    </style:style>
    <style:style style:name="Table13" style:family="table">
      <style:table-properties style:width="6.2569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ableCell1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ableRow21" style:family="table-row">
      <style:table-row-properties/>
    </style:style>
    <style:style style:name="TableCell2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ableCell2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ableCell2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ableRow32" style:family="table-row">
      <style:table-row-properties/>
    </style:style>
    <style:style style:name="TableCell3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ableCell3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ableCell3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list-style-name="LFO2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2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## Core Java: Beyond the Basics</text:p>
      <text:p text:style-name="P2">At HU, you are expected to be an expert in Java 8+ features. If you are still using old for loops for everything, you'll be asked to refactor them immediately.</text:p>
      <text:list text:style-name="LFO1" text:continue-numbering="true">
        <text:list-item>
          <text:p text:style-name="P3">Java 8 Streams &amp; Lambda Expressions: This is non-negotiable. You should be able to filter, map, and reduce collections using functional programming.</text:p>
        </text:list-item>
        <text:list-item>
          <text:p text:style-name="P4">Optional Class: Master this to avoid the dreaded NullPointerException. HashedIn emphasizes "defensive coding."</text:p>
        </text:list-item>
        <text:list-item>
          <text:p text:style-name="P5"><text:span text:style-name="T6">Collections Framework Deep Dive: Don't just know<text:s/></text:span><text:span text:style-name="T7">how</text:span><text:span text:style-name="T8"><text:s/>to use a HashMap; understand its internal working (hashing, buckets, collision handling). You should also know when to use ConcurrentHashMap for thread safety.</text:span></text:p>
        </text:list-item>
        <text:list-item>
          <text:p text:style-name="P9">Exception Handling: Move beyond simple try-catch. Learn how to create Custom Exceptions and use @ControllerAdvice in Spring Boot for global error handling.</text:p>
        </text:list-item>
      </text:list>
      <text:p text:style-name="P10"/>
      <text:p text:style-name="P11"/>
      <text:p text:style-name="P12">Spring Boot &amp; Backend Architecture</text:p>
      <text:p text:style-name="Normal">Since you've already started a Spring Boot project, ensure you are concentrating on these specific "HashedIn-style" implementations:</text:p>
      <table:table table:style-name="Table13">
        <table:table-columns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Normal"><text:span text:style-name="T18">Topic</text:span></text:p>
            </table:table-cell>
            <table:table-cell table:style-name="TableCell19">
              <text:p text:style-name="Normal"><text:span text:style-name="T20">Focus Area</text:span></text:p>
            </table:table-cell>
          </table:table-row>
        </table:table-header-rows>
        <table:table-row table:style-name="TableRow21">
          <table:table-cell table:style-name="TableCell22">
            <text:p text:style-name="Normal"><text:span text:style-name="T23">Spring Data JPA</text:span></text:p>
          </table:table-cell>
          <table:table-cell table:style-name="TableCell24">
            <text:p text:style-name="Normal">Master<text:s/><text:span text:style-name="T25">Derived Query Methods</text:span><text:s/>and @Query annotations. Understand the difference between Lazy vs Eager loading to prevent performance bottlenecks.</text:p>
          </table:table-cell>
        </table:table-row>
        <table:table-row table:style-name="TableRow26">
          <table:table-cell table:style-name="TableCell27">
            <text:p text:style-name="Normal"><text:span text:style-name="T28">Dependency Injection</text:span></text:p>
          </table:table-cell>
          <table:table-cell table:style-name="TableCell29">
            <text:p text:style-name="Normal">Understand @Autowired, @Component, @Service, and @Repository. Be able to explain<text:s/><text:span text:style-name="T30">Constructor Injection</text:span><text:s/>vs<text:s/><text:span text:style-name="T31">Field Injection</text:span>.</text:p>
          </table:table-cell>
        </table:table-row>
        <table:table-row table:style-name="TableRow32">
          <table:table-cell table:style-name="TableCell33">
            <text:p text:style-name="Normal"><text:span text:style-name="T34">REST Standards</text:span></text:p>
          </table:table-cell>
          <table:table-cell table:style-name="TableCell35">
            <text:p text:style-name="Normal">Learn the correct usage of HTTP methods (GET, POST, PUT, PATCH, DELETE) and status codes (201 Created, 404 Not Found, 400 Bad Request).</text:p>
          </table:table-cell>
        </table:table-row>
        <table:table-row table:style-name="TableRow36">
          <table:table-cell table:style-name="TableCell37">
            <text:p text:style-name="Normal"><text:span text:style-name="T38">Validation</text:span></text:p>
          </table:table-cell>
          <table:table-cell table:style-name="TableCell39">
            <text:p text:style-name="Normal">Use Hibernate Validator annotations like @NotNull, @Size, and @Email to validate incoming RequestBodies.</text:p>
          </table:table-cell>
        </table:table-row>
      </table:table>
      <text:p text:style-name="Normal"/>
      <text:p text:style-name="Normal"/>
      <text:p text:style-name="P40">### The "Pro-Hasher" Secret: Testing &amp; Clean Code</text:p>
      <text:p text:style-name="Normal">This is where most freshers struggle at HU. They expect "Production Grade" code from Day 1.</text:p>
      <text:list text:style-name="LFO2" text:continue-numbering="true">
        <text:list-item>
          <text:p text:style-name="P41"><text:span text:style-name="T42">JUnit 5 &amp; Mockito:</text:span><text:s/>You will likely be barred from submitting assignments if your<text:s/><text:span text:style-name="T43">Test Coverage</text:span><text:s/>is below 80%. Practice writing Unit Tests for your Service layer and Mocking your Repositories.</text:p>
        </text:list-item>
        <text:list-item>
          <text:p text:style-name="P44"><text:span text:style-name="T45">Lombok:</text:span><text:s/>Use @Data, @NoArgsConstructor, and @AllArgsConstructor to keep your POJOs clean and boilerplate-free.</text:p>
        </text:list-item>
        <text:list-item>
          <text:p text:style-name="P46"><text:span text:style-name="T47">Maven Lifecycle:</text:span><text:s/>Since you use Maven, understand the difference between mvn clean, mvn install, and mvn test.</text:p>
        </text:list-item>
      </text:list>
      <text:p text:style-name="Normal"><text:span text:style-name="T48">Immediate Task:</text:span><text:s/>Take your current Spring Boot project and try to add<text:s/><text:span text:style-name="T49">Unit Tests</text:span><text:s/>for one Service class using<text:s/><text:span text:style-name="T50">Mockito</text:span>. If you can do that comfortably, you are ahead of 70% of the batch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oja Chauhan</meta:initial-creator>
    <dc:creator>Pooja Chauhan</dc:creator>
    <meta:creation-date>2026-02-15T15:01:00Z</meta:creation-date>
    <dc:date>2026-02-15T15:02:00Z</dc:date>
    <meta:template xlink:href="Normal.dotm" xlink:type="simple"/>
    <meta:editing-cycles>2</meta:editing-cycles>
    <meta:editing-duration>PT60S</meta:editing-duration>
    <meta:document-statistic meta:page-count="2" meta:paragraph-count="4" meta:word-count="347" meta:character-count="2321" meta:row-count="16" meta:non-whitespace-character-count="1978"/>
  </office:meta>
</office:document-meta>
</file>